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"/>
    <style:font-face style:name="Roboto" svg:font-family="Roboto, 'Helvetica Neue Light', 'Helvetica Neue', Helvetica, Arial, 'Lucida Grande', sans-serif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5476" officeooo:paragraph-rsid="00175476"/>
    </style:style>
    <style:style style:name="P2" style:family="paragraph" style:parent-style-name="Standard">
      <style:text-properties fo:color="#000000" style:font-name="Times New Roman" fo:font-size="12pt" officeooo:rsid="00175476" officeooo:paragraph-rsid="00175476" style:font-size-asian="12pt" style:font-size-complex="12pt"/>
    </style:style>
    <style:style style:name="P3" style:family="paragraph" style:parent-style-name="Standard">
      <style:text-properties officeooo:paragraph-rsid="00175476"/>
    </style:style>
    <style:style style:name="T1" style:family="text">
      <style:text-properties fo:font-variant="normal" fo:text-transform="none" fo:color="#444444" style:font-name="Roboto" fo:font-size="10.5pt" fo:letter-spacing="normal" fo:font-style="normal" fo:font-weight="normal"/>
    </style:style>
    <style:style style:name="T2" style:family="text">
      <style:text-properties fo:font-variant="normal" fo:text-transform="none" fo:color="#444444" style:font-name="Roboto" fo:font-size="10.5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444444" fo:letter-spacing="normal"/>
    </style:style>
    <style:style style:name="T4" style:family="text">
      <style:text-properties fo:font-variant="normal" fo:text-transform="none" fo:color="#444444" style:font-name="Droid Sans Mono" fo:font-size="9pt" fo:letter-spacing="normal" fo:font-style="normal" fo:font-weight="normal"/>
    </style:style>
    <style:style style:name="T5" style:family="text">
      <style:text-properties fo:font-variant="normal" fo:text-transform="none" fo:color="#444444" fo:font-size="10.5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style:font-name="Roboto" fo:font-size="10.5pt" fo:letter-spacing="normal" fo:font-style="normal" fo:font-weight="normal"/>
    </style:style>
    <style:style style:name="T9" style:family="text">
      <style:text-properties fo:font-variant="normal" fo:text-transform="none" style:font-name="Droid Sans Mono" fo:font-size="9pt" fo:letter-spacing="normal" fo:font-style="normal" fo:font-weight="normal"/>
    </style:style>
    <style:style style:name="T10" style:family="text">
      <style:text-properties fo:font-variant="normal" fo:text-transform="none" fo:color="#000000" fo:letter-spacing="normal"/>
    </style:style>
    <style:style style:name="T11" style:family="text">
      <style:text-properties fo:font-variant="normal" fo:text-transform="none" fo:color="#000000" style:font-name="Roboto" fo:font-size="10.5pt" fo:letter-spacing="normal" fo:font-style="normal" fo:font-weight="normal"/>
    </style:style>
    <style:style style:name="T12" style:family="text">
      <style:text-properties fo:font-variant="normal" fo:text-transform="none" fo:color="#000000" style:font-name="Roboto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style:font-name="Droid Sans Mono" fo:font-size="9pt" fo:letter-spacing="normal" fo:font-style="normal" fo:font-weight="normal"/>
    </style:style>
    <style:style style:name="T14" style:family="text">
      <style:text-properties fo:font-variant="normal" fo:text-transform="none" fo:color="#000000" style:font-name="Droid Sans Mono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fo:font-size="10.5pt" fo:letter-spacing="normal" fo:font-style="normal" fo:font-weight="normal"/>
    </style:style>
    <style:style style:name="T16" style:family="text">
      <style:text-properties fo:font-variant="normal" fo:text-transform="none" fo:color="#000000" fo:font-size="9pt" fo:letter-spacing="normal" fo:font-style="normal" fo:font-weight="normal"/>
    </style:style>
    <style:style style:name="T17" style:family="text">
      <style:text-properties fo:font-variant="normal" fo:text-transform="none" fo:color="#000000" style:font-name="Times New Roman" fo:letter-spacing="normal"/>
    </style:style>
    <style:style style:name="T18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9" style:family="text">
      <style:text-properties fo:font-variant="normal" fo:text-transform="none" fo:color="#000000" style:font-name="Times New Roman" fo:font-size="10.5pt" fo:letter-spacing="normal" fo:font-style="normal" fo:font-weight="normal"/>
    </style:style>
    <style:style style:name="T20" style:family="text">
      <style:text-properties fo:font-variant="normal" fo:text-transform="none" fo:color="#000000" style:font-name="Times New Roman" fo:font-size="9pt" fo:letter-spacing="normal" fo:font-style="normal" fo:font-weight="normal"/>
    </style:style>
    <style:style style:name="T21" style:family="text">
      <style:text-properties fo:font-variant="normal" fo:text-transform="none" fo:color="#000000" style:font-name="Times New Roman" fo:font-size="11pt" fo:letter-spacing="normal" style:font-size-asian="11pt" style:font-size-complex="11pt"/>
    </style:style>
    <style:style style:name="T22" style:family="text"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T23" style:family="text"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T2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000000" style:font-name="Times New Roman" fo:font-size="12pt" fo:letter-spacing="normal" fo:font-style="normal" fo:font-weight="normal" officeooo:rsid="00175476" style:font-size-asian="12pt" style:font-size-complex="12pt"/>
    </style:style>
    <style:style style:name="T26" style:family="text">
      <style:text-properties fo:font-variant="normal" fo:text-transform="none" fo:color="#000000" fo:font-size="12pt" fo:letter-spacing="normal" style:font-size-asian="12pt" style:font-size-complex="12pt"/>
    </style:style>
    <style:style style:name="T27" style:family="text">
      <style:text-properties fo:font-variant="normal" fo:text-transform="none" fo:font-size="10.5pt" fo:letter-spacing="normal" fo:font-style="normal" fo:font-weight="normal" style:font-size-asian="12pt" style:font-size-complex="12pt"/>
    </style:style>
    <style:style style:name="T28" style:family="text">
      <style:text-properties fo:color="#000000"/>
    </style:style>
    <style:style style:name="T29" style:family="text">
      <style:text-properties fo:color="#000000" style:font-name="Times New Roman"/>
    </style:style>
    <style:style style:name="T30" style:family="text">
      <style:text-properties fo:color="#000000" style:font-name="Times New Roman" fo:font-size="11pt" style:font-size-asian="11pt" style:font-size-complex="11pt"/>
    </style:style>
    <style:style style:name="T31" style:family="text">
      <style:text-properties fo:color="#000000" style:font-name="Times New Roman" fo:font-size="12pt" style:font-size-asian="12pt" style:font-size-complex="12pt"/>
    </style:style>
    <style:style style:name="T32" style:family="text">
      <style:text-properties fo:color="#000000" style:font-name="Times New Roman" fo:font-size="12pt" officeooo:rsid="00175476" style:font-size-asian="12pt" style:font-size-complex="12pt"/>
    </style:style>
    <style:style style:name="T33" style:family="text">
      <style:text-properties fo:color="#000000" fo:font-size="12pt" style:font-size-asian="12pt" style:font-size-complex="12pt"/>
    </style:style>
    <style:style style:name="T34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put()</text:p>
      <text:p text:style-name="P1"/>
      <text:p text:style-name="P1">Accessing one component to another component</text:p>
      <text:p text:style-name="P1"/>
      <text:p text:style-name="P1"/>
      <text:p text:style-name="P1">2. CanActivate - routing</text:p>
      <text:p text:style-name="P1"/>
      <text:p text:style-name="P1"><text:span text:style-name="T24">A class can implement to be a guard deciding if a route can be activated. </text:span></text:p>
      <text:p text:style-name="P1"><text:span text:style-name="T24">If all guards return </text:span><text:span text:style-name="Source_20_Text"><text:span text:style-name="T24">true</text:span></text:span><text:span text:style-name="T24">, navigation will continue. </text:span></text:p>
      <text:p text:style-name="P1"><text:span text:style-name="T24">If any guard returns </text:span><text:span text:style-name="Source_20_Text"><text:span text:style-name="T24">false</text:span></text:span><text:span text:style-name="T24">, navigation will be cancelled.</text:span><text:span text:style-name="T31"> </text:span></text:p>
      <text:p text:style-name="P1"><text:span text:style-name="T31"/></text:p>
      <text:p text:style-name="P1"><text:span text:style-name="T31"/></text:p>
      <text:p text:style-name="P1"><text:span text:style-name="T31">3. CanLoad - Routing</text:span></text:p>
      <text:p text:style-name="P1"><text:span text:style-name="T31"/></text:p>
      <text:p text:style-name="P2"><text:span text:style-name="T7">A class can implement to be a guard deciding if children can be loaded.</text:span> </text:p>
      <text:p text:style-name="P2"/>
      <text:p text:style-name="P2"/>
      <text:p text:style-name="P3"><text:span text:style-name="T32">4. CanActivateChild – routing</text:span></text:p>
      <text:p text:style-name="P3"><text:span text:style-name="T32"/></text:p>
      <text:p text:style-name="P3"><text:span text:style-name="T32">A</text:span><text:span text:style-name="T24"> class can implement to be a guard deciding if a child route can be activated.</text:span></text:p>
      <text:p text:style-name="P3"><text:span text:style-name="T24">If all guards return </text:span><text:span text:style-name="Source_20_Text"><text:span text:style-name="T24">true</text:span></text:span><text:span text:style-name="T24">, navigation will continue. </text:span></text:p>
      <text:p text:style-name="P3"><text:span text:style-name="T24">If any guard returns </text:span><text:span text:style-name="T25">f</text:span><text:span text:style-name="Source_20_Text"><text:span text:style-name="T24">alse</text:span></text:span><text:span text:style-name="T24">, navigation will be cancelled.</text:span><text:span text:style-name="T31"> </text:span></text:p>
      <text:p text:style-name="P3"><text:span text:style-name="T31"/></text:p>
      <text:p text:style-name="P3"><text:span text:style-name="T31"/></text:p>
      <text:p text:style-name="P3"><text:span text:style-name="T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, monospace"/>
    <style:font-face style:name="Roboto" svg:font-family="Roboto, 'Helvetica Neue Light', 'Helvetica Neue', Helvetica, Arial, 'Lucida Grande', sans-serif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48S</meta:editing-duration>
    <meta:editing-cycles>4</meta:editing-cycles>
    <meta:generator>LibreOffice/4.4.1.2$Windows_x86 LibreOffice_project/45e2de17089c24a1fa810c8f975a7171ba4cd432</meta:generator>
    <dc:date>2019-09-10T16:32:57.120000000</dc:date>
    <meta:document-statistic meta:table-count="0" meta:image-count="0" meta:object-count="0" meta:page-count="1" meta:paragraph-count="12" meta:word-count="98" meta:character-count="574" meta:non-whitespace-character-count="481"/>
    <meta:user-defined meta:name="Info 1"/>
    <meta:user-defined meta:name="Info 2"/>
    <meta:user-defined meta:name="Info 3"/>
    <meta:user-defined meta:name="Info 4"/>
  </office:meta>
</office:document-meta>
</file>